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ef Numbers for Flex</text:h>
      <text:h text:style-name="Heading_20_3" text:outline-level="3">Overview</text:h>
      <text:p text:style-name="Text_20_body_20_indent">For the OpenOffice Linguistic Tools (OOLT), reference numbers are required for each lexical item in order to import and update them in a phonology writeup. <text:s/>The purpose of these scripts is to automatically fill in the reference field with unique serial numbers. <text:s/>These scripts are designed to run through the Bulk Edit Entries section of Fieldworks Language Explorer, as an SIL Converter.</text:p>
      <text:h text:style-name="Heading_20_3" text:outline-level="3">Requirements</text:h>
      <text:p text:style-name="Text_20_body_20_indent">The latest stable version of FieldWorks is recommended. <text:s/>Python 2.7 (not Python 3 or higher) is also required, which can be obtained from <text:a xlink:type="simple" xlink:href="https://www.python.org/download" text:style-name="Internet_20_link" text:visited-style-name="Visited_20_Internet_20_Link">https://www.python.org/download</text:a>. <text:s/>Linux and Mac systems usually have Python already.</text:p>
      <text:h text:style-name="Heading_20_3" text:outline-level="3">Instructions</text:h>
      <text:p text:style-name="Text_20_body_20_indent">In Flex, go to the Bulk Edit Entries section of the Lexicon. <text:s/>Select the Process tab at the bottom.</text:p>
      <text:p text:style-name="Text_20_body_20_indent">Configure which columns to display by clicking on the icon in the upper right hand corner above the scroll bar. <text:s/>Select "More Column Choices..." <text:s/>Find the Sources column in the left hand pane and press Add&gt;&gt;, then press OK. <text:s/>Alternatively you can add a custom field called Reference.</text:p>
      <text:p text:style-name="Text_20_body_20_indent">Now in the Bulk Edit Operation pane, for the Source Field, select Lexeme Form (or any field that is never empty). <text:s/>For Target Field, specify Sources. <text:s/>Change "If the Target field is not empty" to Overwrite. <text:s/>Then click the Setup... button. <text:s/>Click Add to add a new processor, choose More... and select Python Script.</text:p>
      <text:p text:style-name="Text_20_body_20_indent">In the Setup tab, click Browse and find add_numbers.py, located in the folder where these files are unzipped (for example the Downloads folder). <text:s/>To see if it is working correctly, go to the Test Area tab. <text:s/>Clicking Test should result in "0001". <text:s/>Running the test again should produce "0002".</text:p>
      <text:p text:style-name="Text_20_body_20_indent">When finished setting up the converter, click the button to Save In Repository, and press ok to accept the name "add_numbers". <text:s/>Then click OK and Close buttons.</text:p>
      <text:p text:style-name="Text_20_body_20_indent"><text:soft-page-break/>Now click Apply to run the converter. <text:s/>This will fill in the Sources column with numbers starting from 0001.</text:p>
      <text:p text:style-name="Text_20_body_20_indent">If the numbers are not starting at 0001, delete the counter.txt file. <text:s/>Then go to the Delete tab, specify Sources for the Item to delete, and then press Apply. <text:s/>Now go back to the Process tab and apply the add_numbers process to fill in numbers starting at 0001.</text:p>
      <text:p text:style-name="Text_20_body_20_indent">If the counter needs to be set to whatever the highest existing number is, then run count_numbers.py. <text:s/>To do this, add it as a process in the same way that add_numbers.py was set up. <text:s/>After running count_numbers.py, run add_numbers.py, which will start from the highest existing number.</text:p>
      <text:p text:style-name="Text_20_body_20_indent">To use 3 digits (001) or 5 digits (00001), edit the add_numbers.py file with a text editor. <text:s/>Towards the top where it says DIGITS = 4, change it to 3 or 5 instead (other values are possible as well).</text:p>
      <text:h text:style-name="Heading_20_3" text:outline-level="3">Contact</text:h>
      <text:p text:style-name="Text_20_body_20_indent"><text:a xlink:type="simple" xlink:href="mailto:jim_kornelsen@sil.org" text:style-name="Internet_20_link" text:visited-style-name="Visited_20_Internet_20_Link">jim_kornelsen@sil.or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3in" fo:margin-right="0in" fo:margin-top="0.1701in" fo:margin-bottom="0.5in" fo:text-indent="-0.3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 style:master-page-name="">
      <style:paragraph-properties fo:margin="100%" fo:margin-left="0.1965in" fo:margin-right="0in" fo:margin-top="0in" fo:margin-bottom="0.2in" fo:line-height="150%" fo:keep-together="always" fo:text-indent="0in" style:auto-text-indent="false" style:page-number="auto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2M41S</meta:editing-duration>
    <meta:editing-cycles>6</meta:editing-cycles>
    <meta:generator>OpenOffice_Beta/4.1.0$Win32 OpenOffice.org_project/410m14$Build-9760</meta:generator>
    <dc:date>2014-10-04T15:18:07.61</dc:date>
    <dc:creator>Jim Kornelsen</dc:creator>
    <meta:document-statistic meta:table-count="0" meta:image-count="0" meta:object-count="0" meta:page-count="2" meta:paragraph-count="17" meta:word-count="453" meta:character-count="2694"/>
    <meta:user-defined meta:name="Info 1"/>
    <meta:user-defined meta:name="Info 2"/>
    <meta:user-defined meta:name="Info 3"/>
    <meta:user-defined meta:name="Info 4"/>
  </office:meta>
</office:document-meta>
</file>